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Handler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er.handle( ServerHttpRequest request , ServerHttp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rrorHandlerIntegrationTests.handleError( Client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rrorHandlerIntegrationTests.responseBodyErro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HandlerIntegrationTests.emptyPathSegments( HttpServer httpSer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rrorHandlerIntegrationTests.handlingErro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HandlerIntegrationTests.hasError( Client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